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6.24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ortugol</text:p>
          </table:table-cell>
          <table:table-cell office:value-type="string" table:style-name="ce2">
            <text:p>Código</text:p>
          </table:table-cell>
          <table:table-cell office:value-type="string" table:style-name="ce2">
            <text:p>Java</text:p>
          </table:table-cell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publico / public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s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tod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-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ncipal()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crev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ystem.out.pr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creval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ystem.out.printl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xt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t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eir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u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acter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h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gic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oole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dadeiro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so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l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zi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oid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compostos" table:style-name="ta2"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ortugol</text:p>
          </table:table-cell>
          <table:table-cell office:value-type="string" table:style-name="ce2">
            <text:p>Código</text:p>
          </table:table-cell>
          <table:table-cell office:value-type="string" table:style-name="ce2">
            <text:p>Java</text:p>
          </table:table-cell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metodo publico Principal()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public static void main (String args[])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ONATAS WILLIAM SILVESTRINI</meta:initial-creator>
    <dc:creator>JONATAS WILLIAM SILVESTRINI</dc:creator>
    <meta:creation-date>2018-09-11T15:40:23Z</meta:creation-date>
    <dc:date>2018-09-11T16:25:47Z</dc:date>
  </office:meta>
</office:document-meta>
</file>